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08.75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dalaksh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66</text:p>
          </table:table-cell>
          <table:table-cell table:style-name="ACE-0" office:value-type="float" office:value="67.120000000000005">
            <text:p>67.12</text:p>
          </table:table-cell>
          <table:table-cell table:style-name="ACE-0" office:value-type="float" office:value="32.219999999999999">
            <text:p>32.22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162.34999999999999">
            <text:p>162.35</text:p>
          </table:table-cell>
          <table:table-cell table:style-name="ACE-0" office:value-type="string">
            <text:p>shells at the bottom of a sand p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.5">
            <text:p>17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dalaksh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andalaksha-1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190.68000000000001">
            <text:p>190.68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Korsakova201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dalaksh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andalaksha-2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330.83999999999997">
            <text:p>330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Korsakova201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dalaksh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andalaksha-3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.5">
            <text:p>38.5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Korsakova201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dalaksh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andalaksha-4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6100">
            <text:p>6100</text:p>
          </table:table-cell>
          <table:table-cell table:style-name="ACE-0" office:value-type="float" office:value="330.83999999999997">
            <text:p>330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Korsakova201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dalaksh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andalaksha-5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330.83999999999997">
            <text:p>330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Korsakova201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dalaksh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andalaksha-6</text:p>
          </table:table-cell>
          <table:table-cell table:style-name="ACE-0" office:value-type="float" office:value="67.159999999999997">
            <text:p>67.16</text:p>
          </table:table-cell>
          <table:table-cell table:style-name="ACE-0" office:value-type="float" office:value="32.420000000000002">
            <text:p>32.42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330.83999999999997">
            <text:p>330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6">
            <text:p>86</text:p>
          </table:table-cell>
          <table:table-cell table:style-name="ACE-0" office:value-type="float" office:value="4.449699766276372">
            <text:p>4.4497</text:p>
          </table:table-cell>
          <table:table-cell table:style-name="ACE-0" office:value-type="float" office:value="4.449699766276372">
            <text:p>4.4496998</text:p>
          </table:table-cell>
          <table:table-cell table:style-name="ACE-0" office:value-type="string">
            <text:p>KolkaKorsakova2010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andalaksh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E-972</text:p>
          </table:table-cell>
          <table:table-cell table:style-name="ACE-0" office:value-type="float" office:value="67.129999999999995">
            <text:p>67.13</text:p>
          </table:table-cell>
          <table:table-cell table:style-name="ACE-0" office:value-type="float" office:value="31.719999999999999">
            <text:p>31.72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14.27">
            <text:p>114.27</text:p>
          </table:table-cell>
          <table:table-cell table:style-name="ACE-0" office:value-type="string">
            <text:p>pin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373250000000002">
            <text:p>27.373250000000002</text:p>
          </table:table-cell>
          <table:table-cell table:style-name="ACE-0" office:value-type="float" office:value="2.778699448483049">
            <text:p>2.7787</text:p>
          </table:table-cell>
          <table:table-cell table:style-name="ACE-0" office:value-type="float" office:value="2.778699448483049">
            <text:p>2.7786994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0" table:number-rows-repeated="30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0:4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